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1230000138E00000DC3872C4E424A6047C7.wmf" manifest:media-type="image/x-wmf"/>
  <manifest:file-entry manifest:full-path="Pictures/100002010000038200000256751EF6730D526A8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svg:stroke-opacity="0%" draw:fill-color="#ffffff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433cm"/>
    </style:style>
    <style:style style:name="gr7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T1" style:family="text">
      <style:text-properties fo:color="#000000" style:font-name="Arial" fo:font-size="22pt" style:font-size-asian="22pt" style:font-size-complex="22pt"/>
    </style:style>
    <style:style style:name="T2" style:family="text">
      <style:text-properties fo:color="#ed1c24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39cm" svg:height="10.547cm" svg:x="7.098cm" svg:y="5.339cm">
          <draw:image xlink:href="Pictures/100002010000038200000256751EF6730D526A87.png" xlink:type="simple" xlink:show="embed" xlink:actuate="onLoad">
            <text:p/>
          </draw:image>
        </draw:frame>
        <draw:path draw:style-name="gr2" draw:text-style-name="P2" draw:layer="layout" svg:width="9.475cm" svg:height="0.315cm" draw:transform="rotate (-1.58109376938166) translate (14.467cm 5.99cm)" svg:viewBox="0 0 9476 316" svg:d="M0 0c6010 0 9476 316 9476 316">
          <text:p/>
        </draw:path>
        <draw:frame draw:style-name="gr3" draw:text-style-name="P4" draw:layer="layout" svg:width="4.308cm" svg:height="1.987cm" svg:x="13.361cm" svg:y="5.699cm">
          <draw:text-box>
            <text:p text:style-name="P3"><text:span text:style-name="T1">Stadthaus-gasse</text:span></text:p>
          </draw:text-box>
        </draw:frame>
        <draw:polygon draw:style-name="gr4" draw:text-style-name="P5" draw:layer="layout" svg:width="2.652cm" svg:height="0.662cm" svg:x="7.089cm" svg:y="11.938cm" svg:viewBox="0 0 2653 663" draw:points="0,0 0,518 2549,663 2653,21">
          <text:p/>
        </draw:polygon>
        <draw:polygon draw:style-name="gr4" draw:text-style-name="P5" draw:layer="layout" svg:width="4.807cm" svg:height="1.056cm" svg:x="16.312cm" svg:y="11.233cm" svg:viewBox="0 0 4808 1057" draw:points="207,0 0,788 4767,1057 4808,249">
          <text:p/>
        </draw:polygon>
        <draw:frame draw:style-name="gr5" draw:text-style-name="P2" draw:layer="layout" svg:width="1.435cm" svg:height="1.01cm" draw:transform="rotate (-1.61914194707514) translate (17.226cm 10.911cm)">
          <draw:image xlink:href="Pictures/200001230000138E00000DC3872C4E424A6047C7.wmf" xlink:type="simple" xlink:show="embed" xlink:actuate="onLoad">
            <text:p/>
          </draw:image>
        </draw:frame>
        <draw:frame draw:style-name="gr3" draw:text-style-name="P4" draw:layer="layout" svg:width="4.308cm" svg:height="1.987cm" svg:x="18.605cm" svg:y="10.83cm">
          <draw:text-box>
            <text:p text:style-name="P3"><text:span text:style-name="T1">Stadthaus-gasse</text:span></text:p>
          </draw:text-box>
        </draw:frame>
        <draw:frame draw:style-name="gr6" draw:text-style-name="P4" draw:layer="layout" svg:width="5.313cm" svg:height="1.119cm" svg:x="7.164cm" svg:y="11.7cm">
          <draw:text-box>
            <text:p text:style-name="P3"><text:span text:style-name="T1">Totengässlein</text:span></text:p>
          </draw:text-box>
        </draw:frame>
        <draw:frame draw:style-name="gr3" draw:text-style-name="P4" draw:layer="layout" svg:width="4.308cm" svg:height="1.987cm" svg:x="11.492cm" svg:y="13.086cm">
          <draw:text-box>
            <text:p text:style-name="P3"><text:span text:style-name="T1">Schneider-gasse</text:span></text:p>
          </draw:text-box>
        </draw:frame>
        <draw:custom-shape draw:style-name="gr7" draw:text-style-name="P6" draw:layer="layout" svg:width="2.5cm" svg:height="0.7cm" svg:x="14.785cm" svg:y="9.076cm">
          <text:p text:style-name="P1"><text:span text:style-name="T2">IV-Verke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07:17:11.072216407</meta:creation-date>
    <dc:date>2018-10-22T07:23:57.488234162</dc:date>
    <meta:editing-duration>PT6M48S</meta:editing-duration>
    <meta:editing-cycles>1</meta:editing-cycles>
    <meta:document-statistic meta:object-count="10"/>
    <meta:generator>LibreOffice/5.4.5.1$MacOSX_X86_64 LibreOffice_project/79c9829dd5d8054ec39a82dc51cd9eff340dbee8</meta:generator>
  </office:meta>
</office:document-meta>
</file>